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8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52.6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est-frag-bass_5f_ntm_7c_PB40">
      <style:table-properties table:display="true" style:writing-mode="lr-tb"/>
    </style:style>
    <style:style style:name="ta2" style:family="table" style:master-page-name="PageStyle_5f_test-frag-fass_5f_ctm_7c_PB40">
      <style:table-properties table:display="true" style:writing-mode="lr-tb"/>
    </style:style>
    <style:style style:name="ta3" style:family="table" style:master-page-name="PageStyle_5f_test-frag-fass_5f_ntm_7c_PB40">
      <style:table-properties table:display="true" style:writing-mode="lr-tb"/>
    </style:style>
    <style:style style:name="ta4" style:family="table" style:master-page-name="PageStyle_5f_test-full-bass_5f_ntm_7c_NLReff">
      <style:table-properties table:display="true" style:writing-mode="lr-tb"/>
    </style:style>
    <style:style style:name="ta5" style:family="table" style:master-page-name="PageStyle_5f_test-full-bass_5f_other_7c_NLReff">
      <style:table-properties table:display="true" style:writing-mode="lr-tb"/>
    </style:style>
    <style:style style:name="ta6" style:family="table" style:master-page-name="PageStyle_5f_test-full-fass_5f_the3_5f_ntm_7c_NLReff">
      <style:table-properties table:display="true" style:writing-mode="lr-tb"/>
    </style:style>
    <style:style style:name="ta7" style:family="table" style:master-page-name="PageStyle_5f_test-full-fass_5f_ctm_7c_NLReff">
      <style:table-properties table:display="true" style:writing-mode="lr-tb"/>
    </style:style>
    <style:style style:name="ta8" style:family="table" style:master-page-name="PageStyle_5f_test-full-fass_5f_ntm_7c_NLReff">
      <style:table-properties table:display="true" style:writing-mode="lr-tb"/>
    </style:style>
    <style:style style:name="ta9" style:family="table" style:master-page-name="PageStyle_5f_test-full-bass_5f_ntm_7c_PB40">
      <style:table-properties table:display="true" style:writing-mode="lr-tb"/>
    </style:style>
    <style:style style:name="ta10" style:family="table" style:master-page-name="PageStyle_5f_test-full-fass_5f_ctm_7c_PB40">
      <style:table-properties table:display="true" style:writing-mode="lr-tb"/>
    </style:style>
    <style:style style:name="ta11" style:family="table" style:master-page-name="PageStyle_5f_test-full-fass_5f_ntm_7c_PB4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style-complex="normal" style:font-style-asian="normal" style:font-weight-complex="normal" style:font-weight-asian="normal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1pt" style:font-name="Arial"/>
    </style:style>
    <style:style style:name="T2" style:family="text">
      <style:text-properties fo:color="#000000" style:font-style-complex="normal" style:font-style-asian="normal" style:font-size-complex="11pt" style:font-size-asian="11pt" fo:text-shadow="none" style:text-position="0% 100%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-frag-bass_ntm|PB4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44" calcext:value-type="float">
            <text:p>0.4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34" calcext:value-type="float">
            <text:p>0.34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48" calcext:value-type="float">
            <text:p>0.4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34" calcext:value-type="float">
            <text:p>0.34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47" calcext:value-type="float">
            <text:p>0.4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33" calcext:value-type="float">
            <text:p>0.3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6" calcext:value-type="float">
            <text:p>0.26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36" calcext:value-type="float">
            <text:p>0.36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36" calcext:value-type="float">
            <text:p>0.3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34" calcext:value-type="float">
            <text:p>0.3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bass-model-</text:span><text:span text:style-name="T2">avg</text:span>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0.06" calcext:value-type="float">
            <text:p>0.06</text:p>
          </table:table-cell>
          <table:table-cell table:style-name="ce4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8" calcext:value-type="float">
            <text:p>0.38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9" calcext:value-type="float">
            <text:p>0.49</text:p>
          </table:table-cell>
          <table:table-cell table:number-columns-repeated="998"/>
        </table:table-row>
        <table:table-row table:style-name="ro1" table:number-rows-repeated="99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rag-fass_ctm|PB40" table:style-name="ta2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bass-model-</text:span><text:span text:style-name="T2">avg</text:span>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.02" calcext:value-type="float">
            <text:p>0.02</text:p>
          </table:table-cell>
          <table:table-cell table:style-name="ce4"/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0.03" calcext:value-type="float">
            <text:p>0.03</text:p>
          </table:table-cell>
          <table:table-cell table:style-name="ce4"/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 table:number-rows-repeated="99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rag-fass_ntm|PB40" table:style-name="ta3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8" calcext:value-type="float">
            <text:p>0.08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bass-model-</text:span><text:span text:style-name="T2">avg</text:span>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2" calcext:value-type="float">
            <text:p>0.2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998"/>
        </table:table-row>
        <table:table-row table:style-name="ro1" table:number-rows-repeated="99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ntm|NLReff" table:style-name="ta4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6" calcext:value-type="float">
            <text:p>0.7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9" calcext:value-type="float">
            <text:p>0.7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4" calcext:value-type="float">
            <text:p>0.6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73" calcext:value-type="float">
            <text:p>0.7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8" calcext:value-type="float">
            <text:p>0.7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6" calcext:value-type="float">
            <text:p>0.6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bass-model-</text:span><text:span text:style-name="T2">avg</text:span>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0.73" calcext:value-type="float">
            <text:p>0.7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9" calcext:value-type="float">
            <text:p>0.89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other|NLReff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4" calcext:value-type="float">
            <text:p>0.3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1" calcext:value-type="float">
            <text:p>0.4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18" calcext:value-type="float">
            <text:p>0.1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36" calcext:value-type="float">
            <text:p>0.3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9" calcext:value-type="float">
            <text:p>0.3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" calcext:value-type="float">
            <text:p>0.3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bass-model-</text:span><text:span text:style-name="T2">avg</text:span>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33" calcext:value-type="float">
            <text:p>0.3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" calcext:value-type="float">
            <text:p>0.50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the3_ntm|NLReff" table:style-name="ta6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3" calcext:value-type="float">
            <text:p>0.3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5" calcext:value-type="float">
            <text:p>0.3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3" calcext:value-type="float">
            <text:p>0.3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28" calcext:value-type="float">
            <text:p>0.2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39" calcext:value-type="float">
            <text:p>0.3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4" calcext:value-type="float">
            <text:p>0.4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bass-model-</text:span><text:span text:style-name="T2">avg</text:span>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0.34" calcext:value-type="float">
            <text:p>0.3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54" calcext:value-type="float">
            <text:p>0.54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ctm|NLReff" table:style-name="ta7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8" calcext:value-type="float">
            <text:p>0.2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25" calcext:value-type="float">
            <text:p>0.2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14" calcext:value-type="float">
            <text:p>0.1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8" calcext:value-type="float">
            <text:p>0.2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3" calcext:value-type="float">
            <text:p>0.2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8" calcext:value-type="float">
            <text:p>0.2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bass-model-</text:span><text:span text:style-name="T2">avg</text:span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0.24" calcext:value-type="float">
            <text:p>0.2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38" calcext:value-type="float">
            <text:p>0.38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ntm|NLReff" table:style-name="ta8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37" calcext:value-type="float">
            <text:p>0.37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9" calcext:value-type="float">
            <text:p>0.3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31" calcext:value-type="float">
            <text:p>0.3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8" calcext:value-type="float">
            <text:p>0.2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42" calcext:value-type="float">
            <text:p>0.4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bass-model-</text:span><text:span text:style-name="T2">avg</text:span>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0.37" calcext:value-type="float">
            <text:p>0.37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55" calcext:value-type="float">
            <text:p>0.55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ntm|PB40" table:style-name="ta9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4" calcext:value-type="float">
            <text:p>0.74</text:p>
          </table:table-cell>
          <table:table-cell table:number-columns-repeated="2" table:style-name="ce3" office:value-type="float" office:value="0.99" calcext:value-type="float">
            <text:p>0.99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5" calcext:value-type="float">
            <text:p>0.4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1" calcext:value-type="float">
            <text:p>0.4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5" calcext:value-type="float">
            <text:p>0.4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36" calcext:value-type="float">
            <text:p>0.36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7" calcext:value-type="float">
            <text:p>0.3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bass-model-</text:span><text:span text:style-name="T2">avg</text:span>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7" calcext:value-type="float">
            <text:p>0.70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0.41" calcext:value-type="float">
            <text:p>0.4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52" calcext:value-type="float">
            <text:p>0.52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ctm|PB40" table:style-name="ta10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6" calcext:value-type="float">
            <text:p>0.06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2" calcext:value-type="float">
            <text:p>0.02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9" calcext:value-type="float">
            <text:p>0.09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bass-model-</text:span><text:span text:style-name="T2">avg</text:span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04" calcext:value-type="float">
            <text:p>0.04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ntm|PB40" table:style-name="ta11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07" calcext:value-type="float">
            <text:p>0.0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4" calcext:value-type="float">
            <text:p>0.04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7" calcext:value-type="float">
            <text:p>0.0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3" calcext:value-type="float">
            <text:p>0.1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<text:span text:style-name="T1">bass-model-</text:span><text:span text:style-name="T2">avg</text:span>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0.06" calcext:value-type="float">
            <text:p>0.06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06" calcext:value-type="float">
            <text:p>0.06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-frag-bass_5f_ntm_7c_PB40" style:display-name="PageStyle_test-frag-b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rag-fass_5f_ctm_7c_PB40" style:display-name="PageStyle_test-frag-fass_c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rag-fass_5f_ntm_7c_PB40" style:display-name="PageStyle_test-frag-f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ntm_7c_NLReff" style:display-name="PageStyle_test-full-bass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other_7c_NLReff" style:display-name="PageStyle_test-full-bass_other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the3_5f_ntm_7c_NLReff" style:display-name="PageStyle_test-full-fass_the3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ctm_7c_NLReff" style:display-name="PageStyle_test-full-fass_c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ntm_7c_NLReff" style:display-name="PageStyle_test-full-fass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ntm_7c_PB40" style:display-name="PageStyle_test-full-b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ctm_7c_PB40" style:display-name="PageStyle_test-full-fass_c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ntm_7c_PB40" style:display-name="PageStyle_test-full-fass_ntm|PB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1284" meta:object-count="0"/>
    <meta:generator>LibreOfficeDev/6.0.5.2$Linux_X86_64 LibreOffice_project/</meta:generator>
  </office:meta>
</office:document-meta>
</file>